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 office:value-type="string">
            <text:p>2023-07-05_07-44-2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2023-07-05_02-21-0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7" office:value-type="string">
            <text:p>2023-07-05_02-19-54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7-04_21-03-0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7-05_13-29-1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 office:value-type="string">
            <text:p>2023-07-05_07-48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7" office:value-type="string">
            <text:p>2023-07-05_07-48-0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7-05_07-48-11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8" office:value-type="string">
            <text:p>2023-07-04_18-39-27_000.mp4</text:p>
          </table:table-cell>
          <table:table-cell table:style-name="ce26" office:value-type="string">
            <text:p>:VIDEO / @自室 / 記録 / jap.flute / 演奏、play / R=1 / genre=melody,for=otsu-1(乙音、第１穴)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for=otsu-1(乙音、第１穴),file-piece-id=~,memo=~,session=hour-18,recording-id=~,other=~ / follow+">
            <text:p>:VIDEO / @自室 / 記録 / jap.flute / 演奏、play / R=1 / genre=melody,for=otsu-1(乙音、第１穴),file-piece-id=~,memo=~,session=hour-18,recording-id=~,other=~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7-04_21-03-0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m :th,mysl / topic=「君子悪居下流」 / content=下流無くんば、上流も亦、不能有之,id=~,other=~ / lang=ja">
            <text:p>:m :th,mysl / topic=「君子悪居下流」 / content=下流無くんば、上流も亦、不能有之,id=~,other=~ / lang=ja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11">
            <text:p>11</text:p>
          </table:table-cell>
          <table:table-cell table:style-name="ce17" office:value-type="string">
            <text:p>2023-07-05_08-00-18_000.jpg</text:p>
          </table:table-cell>
          <table:table-cell table:style-name="ce27" office:value-type="string">
            <text:p>:m :? #*# / topic=~ / content=タオルについた、血の染み。何らかの酵素。で、溶かせるか？ / status=~ / id=~,genre=~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? #*# / topic=~ / content=タオルについた、血の染み。何らかの酵素。で、溶かせるか？ / status=~ / id=~,genre=~,other=~,">
            <text:p>:m :? #*# / topic=~ / content=タオルについた、血の染み。何らかの酵素。で、溶かせるか？ / status=~ / id=~,genre=~,other=~,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7-05_08-27-28_000.jpg</text:p>
          </table:table-cell>
          <table:table-cell table:style-name="ce26" office:value-type="string">
            <text:p>:m :th,mysl / topic=「君子悪居下流」 / content=下流無くんば、上流も亦、不能有之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th,mysl / topic=「君子悪居下流」 / content=下流無くんば、上流も亦、不能有之,id=~,other=~ / lang=ja">
            <text:p>:m :th,mysl / topic=「君子悪居下流」 / content=下流無くんば、上流も亦、不能有之,id=~,other=~ / lang=ja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8" office:value-type="string">
            <text:p>2023-07-05_11-07-28_000.jpg</text:p>
          </table:table-cell>
          <table:table-cell table:style-name="ce26" office:value-type="string">
            <text:p>:m #*# RES / JVEMV6 64#295_oonin_gunsho / 『群書類従　第二十輯』「応仁記」 著者=続群書類従完成会、発行,校注=~ / p.359 / w=,topic=~,publisher=~,other=memo+:赤松次郎法師：系図；memo+:細川勝元；畠山義就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295_oonin_gunsho / 『群書類従　第二十輯』「応仁記」 著者=続群書類従完成会、発行,校注=~ / p.359 / w=,topic=~,publisher=~,other=memo+:赤松次郎法師：系図；memo+:細川勝元；畠山義就">
            <text:p>:m #*# RES / JVEMV6 64#295_oonin_gunsho / 『群書類従　第二十輯』「応仁記」 著者=続群書類従完成会、発行,校注=~ / p.359 / w=,topic=~,publisher=~,other=memo+:赤松次郎法師：系図；memo+:細川勝元；畠山義就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string">
            <text:p>2023-07-04_18-50-37_000.mp4</text:p>
          </table:table-cell>
          <table:table-cell table:style-name="ce26" office:value-type="string">
            <text:p>:VIDEO / @自室 / 記録 / jap.flute / 演奏、play / R=2 / genre=melody:for-practice,for=trill,file-piece-id=~,memo=~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2023/07/05</text:date>, <text:time>17:51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5T17:51:00.71</dc:date>
    <dc:creator>岩淵 謙</dc:creator>
    <meta:editing-duration>P57DT12H31M33S</meta:editing-duration>
    <meta:editing-cycles>19028</meta:editing-cycles>
    <meta:document-statistic meta:table-count="2" meta:cell-count="925" meta:object-count="0"/>
    <meta:user-defined meta:name="qrichtext">1</meta:user-defined>
  </office:meta>
</office:document-meta>
</file>